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roman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family-generic="script" style:font-pitch="fixed"/>
    <style:font-face style:name="方正楷體1" svg:font-family="方正楷體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5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3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4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5" style:family="paragraph">
      <style:text-properties fo:font-size="32pt"/>
    </style:style>
    <style:style style:name="P6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8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9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0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2" style:family="paragraph">
      <loext:graphic-properties draw:fill-color="#ffffff"/>
      <style:paragraph-properties style:writing-mode="lr-tb"/>
      <style:text-properties style:font-size-asian="12pt"/>
    </style:style>
    <style:style style:name="P73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4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5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6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7" style:family="paragraph">
      <style:paragraph-properties fo:margin-left="0cm" fo:margin-right="0cm" fo:text-indent="0cm"/>
    </style:style>
    <style:style style:name="P78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79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0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1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6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fo:color="#666666" loext:opacity="100%" style:font-name="PT Sans Narrow" fo:font-size="9pt" style:font-size-asian="9pt" style:font-size-complex="9pt"/>
    </style:style>
    <style:style style:name="T32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3" style:family="text">
      <style:text-properties style:use-window-font-color="true" loext:opacity="0%" style:font-name="PT Sans Narrow" fo:font-size="9pt" style:font-size-asian="9pt" style:font-size-complex="9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8" style:family="text">
      <style:text-properties fo:color="#666666" loext:opacity="100%"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size-asian="12pt" style:font-size-complex="12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3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5" fo:color="#000000" fo:font-size="100%"/>
      </text:list-level-style-bullet>
      <text:list-level-style-bullet text:level="2" text:bullet-char="–">
        <style:list-level-properties text:space-before="1.309cm"/>
        <style:text-properties style:font-name="Arial5" fo:color="#000000" fo:font-size="100%"/>
      </text:list-level-style-bullet>
      <text:list-level-style-bullet text:level="3" text:bullet-char="•">
        <style:list-level-properties text:space-before="2.632cm"/>
        <style:text-properties style:font-name="Arial5" fo:color="#000000" fo:font-size="100%"/>
      </text:list-level-style-bullet>
      <text:list-level-style-bullet text:level="4" text:bullet-char="–">
        <style:list-level-properties text:space-before="3.81cm"/>
        <style:text-properties style:font-name="Arial5" fo:color="#000000" fo:font-size="100%"/>
      </text:list-level-style-bullet>
      <text:list-level-style-bullet text:level="5" text:bullet-char="»">
        <style:list-level-properties text:space-before="5.08cm"/>
        <style:text-properties style:font-name="Arial5" fo:color="#000000" fo:font-size="100%"/>
      </text:list-level-style-bullet>
      <text:list-level-style-bullet text:level="6" text:bullet-char="»">
        <style:list-level-properties text:space-before="5.08cm"/>
        <style:text-properties style:font-name="Arial5" fo:color="#000000" fo:font-size="100%"/>
      </text:list-level-style-bullet>
      <text:list-level-style-bullet text:level="7" text:bullet-char="»">
        <style:list-level-properties text:space-before="5.08cm"/>
        <style:text-properties style:font-name="Arial5" fo:color="#000000" fo:font-size="100%"/>
      </text:list-level-style-bullet>
      <text:list-level-style-bullet text:level="8" text:bullet-char="»">
        <style:list-level-properties text:space-before="5.08cm"/>
        <style:text-properties style:font-name="Arial5" fo:color="#000000" fo:font-size="100%"/>
      </text:list-level-style-bullet>
      <text:list-level-style-bullet text:level="9" text:bullet-char="»">
        <style:list-level-properties text:space-before="5.08cm"/>
        <style:text-properties style:font-name="Arial5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#!/usr/bin/ocaml</text:span></text:p>
          <text:p text:style-name="P37"><text:span text:style-name="T14">(* ./mt9x9.ml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rebol -q</text:span></text:p>
          <text:p text:style-name="P41"><text:span text:style-name="T19">; ./mt9x9.r || rebol -q mt9x9.r</text:span></text:p>
          <text:p text:style-name="P41"><text:span text:style-name="T25"/></text:p>
          <text:p text:style-name="P41"><text:span text:style-name="T21">rebol []</text:span></text:p>
          <text:p text:style-name="P41"><text:span text:style-name="T21">foreach i [1 4 7] [</text:span></text:p>
          <text:p text:style-name="P41"><text:span text:style-name="T21"><text:s text:c="4"/></text:span><text:span text:style-name="T21">repeat j 9 [</text:span></text:p>
          <text:p text:style-name="P41"><text:span text:style-name="T21"><text:s text:c="8"/></text:span><text:span text:style-name="T21">for k i (i + 2) 1 [</text:span></text:p>
          <text:p text:style-name="P41"><text:span text:style-name="T21"><text:s text:c="12"/></text:span><text:span text:style-name="T21">prin rejoin [k "x" j "=" either k * j &lt; 10 [" "] [""] k * j tab]</text:span></text:p>
          <text:p text:style-name="P41"><text:span text:style-name="T21"><text:s text:c="8"/></text:span><text:span text:style-name="T21">]</text:span></text:p>
          <text:p text:style-name="P41"><text:span text:style-name="T21"><text:s text:c="8"/></text:span><text:span text:style-name="T21">prin crlf</text:span></text:p>
          <text:p text:style-name="P41"><text:span text:style-name="T21"><text:s text:c="4"/></text:span><text:span text:style-name="T21">]</text:span></text:p>
          <text:p text:style-name="P41"><text:span text:style-name="T21"><text:s text:c="4"/></text:span><text:span text:style-name="T21">print ""</text:span></text:p>
          <text:p text:style-name="P41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4"><text:span text:style-name="T15">func main() -&gt; int {</text:span></text:p>
          <text:p text:style-name="P44"><text:span text:style-name="T15"><text:s text:c="4"/></text:span><text:span text:style-name="T15">var i = 0;</text:span></text:p>
          <text:p text:style-name="P44"><text:span text:style-name="T15"><text:s text:c="4"/></text:span><text:span text:style-name="T15">for (i = 1; i &lt;= 9; i = i+3) {</text:span></text:p>
          <text:p text:style-name="P44"><text:span text:style-name="T15"><text:s text:c="8"/></text:span><text:span text:style-name="T15">var j = 0;</text:span></text:p>
          <text:p text:style-name="P44"><text:span text:style-name="T15"><text:s text:c="8"/></text:span><text:span text:style-name="T15">for (j = 1; j &lt;= 9; j = j+1) {</text:span></text:p>
          <text:p text:style-name="P44"><text:span text:style-name="T15"><text:s text:c="12"/></text:span><text:span text:style-name="T15">var k = 0;</text:span></text:p>
          <text:p text:style-name="P44"><text:span text:style-name="T15"><text:s text:c="12"/></text:span><text:span text:style-name="T15">for (k = i; k &lt;= i+2; k = k+1) {</text:span></text:p>
          <text:p text:style-name="P44"><text:span text:style-name="T15"><text:s text:c="16"/></text:span><text:span text:style-name="T15">prints(k + "x" + j + "=");</text:span></text:p>
          <text:p text:style-name="P44"><text:span text:style-name="T15"><text:s text:c="16"/></text:span><text:span text:style-name="T15">if (k*j &lt; 10) {prints(" ")} else {prints("")};</text:span></text:p>
          <text:p text:style-name="P44"><text:span text:style-name="T15"><text:s text:c="16"/></text:span><text:span text:style-name="T15">prints(k*j + "\t")</text:span></text:p>
          <text:p text:style-name="P44"><text:span text:style-name="T15"><text:s text:c="12"/></text:span><text:span text:style-name="T15">};</text:span></text:p>
          <text:p text:style-name="P44"><text:span text:style-name="T15"><text:s text:c="12"/></text:span><text:span text:style-name="T15">prints("\n")</text:span></text:p>
          <text:p text:style-name="P44"><text:span text:style-name="T15"><text:s text:c="8"/></text:span><text:span text:style-name="T15">};</text:span></text:p>
          <text:p text:style-name="P44"><text:span text:style-name="T15"><text:s text:c="8"/></text:span><text:span text:style-name="T15">prints("\n")</text:span></text:p>
          <text:p text:style-name="P44"><text:span text:style-name="T15"><text:s text:c="4"/></text:span><text:span text:style-name="T15">}</text:span></text:p>
          <text:p text:style-name="P4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46" draw:layer="layout" svg:width="11.2cm" svg:height="11.4cm" svg:x="1.2cm" svg:y="6.8cm">
          <text:p text:style-name="P45"><text:span text:style-name="T19">#!/usr/bin/s7</text:span></text:p>
          <text:p text:style-name="P45"><text:span text:style-name="T19"># s7c mt9x9.sd7 &amp;&amp; ./mt9x9 || s7 mt9x9.sd7 || ./mt9x9.sd7</text:span></text:p>
          <text:p text:style-name="P45"><text:span text:style-name="T26"/></text:p>
          <text:p text:style-name="P45"><text:span text:style-name="T20">$ include "seed7_05.s7i";</text:span></text:p>
          <text:p text:style-name="P45"><text:span text:style-name="T20">const proc: main is func</text:span></text:p>
          <text:p text:style-name="P45"><text:span text:style-name="T20"><text:s text:c="4"/></text:span><text:span text:style-name="T20">local</text:span></text:p>
          <text:p text:style-name="P45"><text:span text:style-name="T20"><text:s text:c="8"/></text:span><text:span text:style-name="T20">var integer: i is 1;</text:span></text:p>
          <text:p text:style-name="P45"><text:span text:style-name="T20"><text:s text:c="8"/></text:span><text:span text:style-name="T20">var integer: j is 1;</text:span></text:p>
          <text:p text:style-name="P45"><text:span text:style-name="T20"><text:s text:c="8"/></text:span><text:span text:style-name="T20">var integer: k is 1;</text:span></text:p>
          <text:p text:style-name="P45"><text:span text:style-name="T20"><text:s text:c="4"/></text:span><text:span text:style-name="T20">begin</text:span></text:p>
          <text:p text:style-name="P45"><text:span text:style-name="T20"><text:s text:c="8"/></text:span><text:span text:style-name="T20">for i range 1 to 9 step 3 do</text:span></text:p>
          <text:p text:style-name="P45"><text:span text:style-name="T20"><text:s text:c="12"/></text:span><text:span text:style-name="T20">for j range 1 to 9 do</text:span></text:p>
          <text:p text:style-name="P45"><text:span text:style-name="T20"><text:s text:c="16"/></text:span><text:span text:style-name="T20">for k range [](i, i+1, i+2) do</text:span></text:p>
          <text:p text:style-name="P45"><text:span text:style-name="T20"><text:s text:c="20"/></text:span><text:span text:style-name="T20">write(k &lt;&amp; "x" &lt;&amp; j &lt;&amp; "=" &lt;&amp; k*j lpad 2 &lt;&amp; "\t");</text:span></text:p>
          <text:p text:style-name="P45"><text:span text:style-name="T20"><text:s text:c="16"/></text:span><text:span text:style-name="T20">end for;</text:span></text:p>
          <text:p text:style-name="P45"><text:span text:style-name="T20"><text:s text:c="16"/></text:span><text:span text:style-name="T20">write("\n");</text:span></text:p>
          <text:p text:style-name="P45"><text:span text:style-name="T20"><text:s text:c="12"/></text:span><text:span text:style-name="T20">end for;</text:span></text:p>
          <text:p text:style-name="P45"><text:span text:style-name="T20"><text:s text:c="12"/></text:span><text:span text:style-name="T20">writeln;</text:span></text:p>
          <text:p text:style-name="P45"><text:span text:style-name="T20"><text:s text:c="8"/></text:span><text:span text:style-name="T20">end for;</text:span></text:p>
          <text:p text:style-name="P45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4.95cm" svg:y="4.8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t 10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* snobol4 -b mt9x9.sno</text:span></text:p>
          <text:p text:style-name="P37"><text:span text:style-name="T22"/></text:p>
          <text:p text:style-name="P37"><text:span text:style-name="T23"><text:tab/></text:span><text:span text:style-name="T23">i = 1</text:span></text:p>
          <text:p text:style-name="P37"><text:span text:style-name="T23">block</text:span><text:span text:style-name="T23"><text:tab/></text:span><text:span text:style-name="T23">j = 1</text:span></text:p>
          <text:p text:style-name="P37"><text:span text:style-name="T23">line</text:span><text:span text:style-name="T23"><text:tab/></text:span><text:span text:style-name="T23">k = i</text:span></text:p>
          <text:p text:style-name="P37"><text:span text:style-name="T23"><text:tab/></text:span><text:span text:style-name="T23">s = ""</text:span></text:p>
          <text:p text:style-name="P37"><text:span text:style-name="T23">item</text:span><text:span text:style-name="T23"><text:tab/></text:span><text:span text:style-name="T23">s = s k "x" j "=" LPAD(k * j, 2) CHAR(9)</text:span></text:p>
          <text:p text:style-name="P37"><text:span text:style-name="T23"><text:tab/></text:span><text:span text:style-name="T23">k = ?LT(k, i + 2) k + 1</text:span><text:span text:style-name="T23"><text:tab/></text:span><text:span text:style-name="T23"><text:tab/></text:span><text:span text:style-name="T23"><text:tab/></text:span><text:span text:style-name="T23">:S(item)</text:span></text:p>
          <text:p text:style-name="P37"><text:span text:style-name="T23"><text:tab/></text:span><text:span text:style-name="T23">OUTPUT = s</text:span></text:p>
          <text:p text:style-name="P37"><text:span text:style-name="T23"><text:tab/></text:span><text:span text:style-name="T23">j = ?LT(j, 9) j + 1</text:span><text:span text:style-name="T23"><text:tab/></text:span><text:span text:style-name="T23"><text:tab/></text:span><text:span text:style-name="T23"><text:tab/></text:span><text:span text:style-name="T23"><text:tab/></text:span><text:span text:style-name="T23">:S(line)</text:span></text:p>
          <text:p text:style-name="P37"><text:span text:style-name="T23"><text:tab/></text:span><text:span text:style-name="T23">OUTPUT = ""</text:span></text:p>
          <text:p text:style-name="P37"><text:span text:style-name="T23"><text:tab/></text:span><text:span text:style-name="T23">i = ?LT(i, 7) i + 3</text:span><text:span text:style-name="T23"><text:tab/></text:span><text:span text:style-name="T23"><text:tab/></text:span><text:span text:style-name="T23"><text:tab/></text:span><text:span text:style-name="T23"><text:tab/></text:span><text:span text:style-name="T23">:S(block)</text:span></text:p>
          <text:p text:style-name="P3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4" draw:layer="layout" svg:width="11.2cm" svg:height="11.4cm" svg:x="13.151cm" svg:y="6.8cm">
          <text:p text:style-name="P53"><text:span text:style-name="T19">// pure -c mt9x9.pure -o mt9x9 &amp;&amp; ./mt9x9 || pure mt9x9.pure</text:span></text:p>
          <text:p text:style-name="P53"><text:span text:style-name="T25"/></text:p>
          <text:p text:style-name="P53"><text:span text:style-name="T21">using system;</text:span></text:p>
          <text:p text:style-name="P53"><text:span text:style-name="T21">map block [1, 4, 7] with</text:span></text:p>
          <text:p text:style-name="P53"><text:span text:style-name="T21"><text:s text:c="4"/></text:span><text:span text:style-name="T21">block i = map (line i) (1..9);</text:span></text:p>
          <text:p text:style-name="P53"><text:span text:style-name="T21"><text:s text:c="4"/></text:span><text:span text:style-name="T21">line i j = map (item j) (i..i+2);</text:span></text:p>
          <text:p text:style-name="P53"><text:span text:style-name="T21"><text:s text:c="4"/></text:span><text:span text:style-name="T21">item j k = printf ("%dx%d=%2d%s") (k, j, k*j,</text:span></text:p>
          <text:p text:style-name="P53"><text:span text:style-name="T21"><text:s text:c="8"/></text:span><text:span text:style-name="T21">(if k mod 3~=0 then "\t" else if j==9 then "\n\n" else "\n"));</text:span></text:p>
          <text:p text:style-name="P53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5.7cm" svg:height="1.759cm" svg:x="4.4cm" svg:y="4.801cm">
          <draw:text-box>
            <text:p><text:span text:style-name="T17">SN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31">-- se c mt9x9.e -clean -o mt9x9 &amp;&amp; ./mt9x9</text:span></text:p>
          <text:p text:style-name="P56"><text:span text:style-name="T32"/></text:p>
          <text:p text:style-name="P56"><text:span text:style-name="T33">class MT9X9</text:span></text:p>
          <text:p text:style-name="P56"><text:span text:style-name="T33">create {ANY}</text:span></text:p>
          <text:p text:style-name="P56"><text:span text:style-name="T33"><text:s text:c="4"/></text:span><text:span text:style-name="T33">make</text:span></text:p>
          <text:p text:style-name="P56"><text:span text:style-name="T33">feature {ANY}</text:span></text:p>
          <text:p text:style-name="P56"><text:span text:style-name="T33"><text:s text:c="4"/></text:span><text:span text:style-name="T33">make</text:span></text:p>
          <text:p text:style-name="P56"><text:span text:style-name="T33"><text:s text:c="8"/></text:span><text:span text:style-name="T33">local i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i := 1</text:span></text:p>
          <text:p text:style-name="P56"><text:span text:style-name="T33"><text:s text:c="12"/></text:span><text:span text:style-name="T33">until i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block(i)</text:span></text:p>
          <text:p text:style-name="P56"><text:span text:style-name="T33"><text:s text:c="16"/></text:span><text:span text:style-name="T33">print("%N")</text:span></text:p>
          <text:p text:style-name="P56"><text:span text:style-name="T33"><text:s text:c="16"/></text:span><text:span text:style-name="T33">i := i + 3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block (i: INTEGER)</text:span></text:p>
          <text:p text:style-name="P56"><text:span text:style-name="T33"><text:s text:c="8"/></text:span><text:span text:style-name="T33">local j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j := 1</text:span></text:p>
          <text:p text:style-name="P56"><text:span text:style-name="T33"><text:s text:c="12"/></text:span><text:span text:style-name="T33">until j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line(i, j)</text:span></text:p>
          <text:p text:style-name="P56"><text:span text:style-name="T33"><text:s text:c="16"/></text:span><text:span text:style-name="T33">io.put_new_line</text:span></text:p>
          <text:p text:style-name="P56"><text:span text:style-name="T33"><text:s text:c="16"/></text:span><text:span text:style-name="T33">j := j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line (i, j: INTEGER)</text:span></text:p>
          <text:p text:style-name="P56"><text:span text:style-name="T33"><text:s text:c="8"/></text:span><text:span text:style-name="T33">local k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k := i</text:span></text:p>
          <text:p text:style-name="P56"><text:span text:style-name="T33"><text:s text:c="12"/></text:span><text:span text:style-name="T33">until k &gt; i+2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io.put_string(k.out + "x" + j.out + "=")</text:span></text:p>
          <text:p text:style-name="P56"><text:span text:style-name="T33"><text:s text:c="16"/></text:span><text:span text:style-name="T33">io.put_string(if k*j&lt;10 then " " else "" end)</text:span></text:p>
          <text:p text:style-name="P56"><text:span text:style-name="T33"><text:s text:c="16"/></text:span><text:span text:style-name="T33">io.put_string((k*j).out + "%T")</text:span></text:p>
          <text:p text:style-name="P56"><text:span text:style-name="T33"><text:s text:c="16"/></text:span><text:span text:style-name="T33">k := k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8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6"/></text:p>
          <text:p text:style-name="P43"><text:span text:style-name="T34">-module(mt9x9).</text:span></text:p>
          <text:p text:style-name="P43"><text:span text:style-name="T34">-export([start/0]).</text:span></text:p>
          <text:p text:style-name="P43"><text:span text:style-name="T34">start() -&gt;</text:span></text:p>
          <text:p text:style-name="P43"><text:span text:style-name="T34"><text:s text:c="4"/></text:span><text:span text:style-name="T34">[block(I) || I &lt;- lists:seq(1, 9, 3)].</text:span></text:p>
          <text:p text:style-name="P43"><text:span text:style-name="T34">block(I) -&gt;</text:span></text:p>
          <text:p text:style-name="P43"><text:span text:style-name="T34"><text:s text:c="4"/></text:span><text:span text:style-name="T34">[line(I, J) || J &lt;- lists:seq(1, 9)],</text:span></text:p>
          <text:p text:style-name="P43"><text:span text:style-name="T34"><text:s text:c="4"/></text:span><text:span text:style-name="T34">io:fwrite("~n").</text:span></text:p>
          <text:p text:style-name="P43"><text:span text:style-name="T34">line(I, J) -&gt;</text:span></text:p>
          <text:p text:style-name="P43"><text:span text:style-name="T34"><text:s text:c="4"/></text:span><text:span text:style-name="T34">[io:format("~Bx~B=~2B\t", [K, J, K*J]) || K &lt;- lists:seq(I, I+2)],</text:span></text:p>
          <text:p text:style-name="P43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5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0" draw:layer="layout" svg:width="11.2cm" svg:height="11.4cm" svg:x="1.2cm" svg:y="6.8cm">
          <text:p text:style-name="P59"><text:span text:style-name="T14">// patscc mt9x9.dats -o mt9x9 &amp;&amp; ./mt9x9</text:span></text:p>
          <text:p text:style-name="P59"><text:span text:style-name="T16"/></text:p>
          <text:p text:style-name="P59"><text:span text:style-name="T36">#include "share/atspre_staload.hats"</text:span></text:p>
          <text:p text:style-name="P59"><text:span text:style-name="T36">implement main0() = block(1) where {</text:span></text:p>
          <text:p text:style-name="P59"><text:span text:style-name="T36"><text:s text:c="4"/></text:span><text:span text:style-name="T36">fun item(i: int, j: int, k: int): void =</text:span></text:p>
          <text:p text:style-name="P59"><text:span text:style-name="T36"><text:s text:c="8"/></text:span><text:span text:style-name="T36">if k &lt;= i+2 then (</text:span></text:p>
          <text:p text:style-name="P59"><text:span text:style-name="T36"><text:s text:c="12"/></text:span><text:span text:style-name="T36">print!(k, "x", j, "=",</text:span></text:p>
          <text:p text:style-name="P59"><text:span text:style-name="T36"><text:s text:c="16"/></text:span><text:span text:style-name="T36">(if k*j &lt; 10 then " " else ""): string, k*j, "\t");</text:span></text:p>
          <text:p text:style-name="P59"><text:span text:style-name="T36"><text:s text:c="12"/></text:span><text:span text:style-name="T36">item(i, j, k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line(i: int, j: int): void =</text:span></text:p>
          <text:p text:style-name="P59"><text:span text:style-name="T36"><text:s text:c="8"/></text:span><text:span text:style-name="T36">if j &lt;= 9 then (</text:span></text:p>
          <text:p text:style-name="P59"><text:span text:style-name="T36"><text:s text:c="12"/></text:span><text:span text:style-name="T36">item(i, j, i);</text:span></text:p>
          <text:p text:style-name="P59"><text:span text:style-name="T36"><text:s text:c="12"/></text:span><text:span text:style-name="T36">print("\n");</text:span></text:p>
          <text:p text:style-name="P59"><text:span text:style-name="T36"><text:s text:c="12"/></text:span><text:span text:style-name="T36">line(i, j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block(i: int): void =</text:span></text:p>
          <text:p text:style-name="P59"><text:span text:style-name="T36"><text:s text:c="8"/></text:span><text:span text:style-name="T36">if i &lt;= 9 then (</text:span></text:p>
          <text:p text:style-name="P59"><text:span text:style-name="T36"><text:s text:c="12"/></text:span><text:span text:style-name="T36">line(i, 1);</text:span></text:p>
          <text:p text:style-name="P59"><text:span text:style-name="T36"><text:s text:c="12"/></text:span><text:span text:style-name="T36">print_newline();</text:span></text:p>
          <text:p text:style-name="P59"><text:span text:style-name="T36"><text:s text:c="12"/></text:span><text:span text:style-name="T36">block(i+3)</text:span></text:p>
          <text:p text:style-name="P59"><text:span text:style-name="T36"><text:s text:c="8"/></text:span><text:span text:style-name="T36">)</text:span></text:p>
          <text:p text:style-name="P59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9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7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.2cm" svg:y="6.8cm">
          <text:p text:style-name="P61"><text:span text:style-name="T14">#! /usr/bin/gforth</text:span></text:p>
          <text:p text:style-name="P61"><text:span text:style-name="T14">\ ./mt9x9.fth || gforth mt9x9.fth</text:span></text:p>
          <text:p text:style-name="P61"><text:span text:style-name="T22"/></text:p>
          <text:p text:style-name="P61"><text:span text:style-name="T23">: mt9x9</text:span></text:p>
          <text:p text:style-name="P61"><text:span text:style-name="T23"><text:s text:c="4"/></text:span><text:span text:style-name="T23">10 1 do</text:span></text:p>
          <text:p text:style-name="P61"><text:span text:style-name="T23"><text:s text:c="8"/></text:span><text:span text:style-name="T23">10 1 do</text:span></text:p>
          <text:p text:style-name="P61"><text:span text:style-name="T23"><text:s text:c="12"/></text:span><text:span text:style-name="T23">3 0 do</text:span></text:p>
          <text:p text:style-name="P61"><text:span text:style-name="T23"><text:s text:c="16"/></text:span><text:span text:style-name="T23">i k + 1 u.r 120 emit</text:span></text:p>
          <text:p text:style-name="P61"><text:span text:style-name="T23"><text:s text:c="16"/></text:span><text:span text:style-name="T23">j 1 u.r 61 emit</text:span></text:p>
          <text:p text:style-name="P61"><text:span text:style-name="T23"><text:s text:c="16"/></text:span><text:span text:style-name="T23">i k + j * 2 u.r 9 emit</text:span></text:p>
          <text:p text:style-name="P61"><text:span text:style-name="T23"><text:s text:c="12"/></text:span><text:span text:style-name="T23">loop</text:span></text:p>
          <text:p text:style-name="P61"><text:span text:style-name="T23"><text:s text:c="12"/></text:span><text:span text:style-name="T23">10 emit</text:span></text:p>
          <text:p text:style-name="P61"><text:span text:style-name="T23"><text:s text:c="8"/></text:span><text:span text:style-name="T23">loop</text:span></text:p>
          <text:p text:style-name="P61"><text:span text:style-name="T23"><text:s text:c="8"/></text:span><text:span text:style-name="T23">cr</text:span></text:p>
          <text:p text:style-name="P61"><text:span text:style-name="T23"><text:s text:c="4"/></text:span><text:span text:style-name="T23">3 +loop ;</text:span></text:p>
          <text:p text:style-name="P61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4" draw:layer="layout" svg:width="11.2cm" svg:height="11.4cm" svg:x="13.151cm" svg:y="6.8cm">
          <text:p text:style-name="P63"><text:span text:style-name="T19">% sisalc -fileio mt9x9.sis -o mt9x9 &amp;&amp; ./mt9x9</text:span></text:p>
          <text:p text:style-name="P63"><text:span text:style-name="T25"/></text:p>
          <text:p text:style-name="P63"><text:span text:style-name="T21">define main</text:span></text:p>
          <text:p text:style-name="P63"><text:span text:style-name="T21">type string = array[character];</text:span></text:p>
          <text:p text:style-name="P63"><text:span text:style-name="T21">function main(returns string)</text:span></text:p>
          <text:p text:style-name="P63"><text:span text:style-name="T21"><text:s text:c="4"/></text:span><text:span text:style-name="T21">for i in array[1: 1, 4, 7] cross j in 1, 9 cross k in i, i+2</text:span></text:p>
          <text:p text:style-name="P63"><text:span text:style-name="T21"><text:s text:c="8"/></text:span><text:span text:style-name="T21">s := array[1: character(48+k),'x',character(48+j),'='] ||</text:span></text:p>
          <text:p text:style-name="P63"><text:span text:style-name="T21"><text:s text:c="8"/></text:span><text:span text:style-name="T21">if k*j &lt; 10 then</text:span></text:p>
          <text:p text:style-name="P63"><text:span text:style-name="T21"><text:s text:c="12"/></text:span><text:span text:style-name="T21">array[1: ' ',character(48+k*j)]</text:span></text:p>
          <text:p text:style-name="P63"><text:span text:style-name="T21"><text:s text:c="8"/></text:span><text:span text:style-name="T21">else</text:span></text:p>
          <text:p text:style-name="P63"><text:span text:style-name="T21"><text:s text:c="12"/></text:span><text:span text:style-name="T21">array[1: </text:span><text:span text:style-name="T21">character(48+k*j/10),character(48+mod(k*j,10))]</text:span></text:p>
          <text:p text:style-name="P63"><text:span text:style-name="T21"><text:s text:c="8"/></text:span><text:span text:style-name="T21">end if ||</text:span></text:p>
          <text:p text:style-name="P63"><text:span text:style-name="T21"><text:s text:c="8"/></text:span><text:span text:style-name="T21">if k ~= i+2 then</text:span></text:p>
          <text:p text:style-name="P63"><text:span text:style-name="T21"><text:s text:c="12"/></text:span><text:span text:style-name="T21">array[1: '\t']</text:span></text:p>
          <text:p text:style-name="P63"><text:span text:style-name="T21"><text:s text:c="8"/></text:span><text:span text:style-name="T21">elseif j = 9 then</text:span></text:p>
          <text:p text:style-name="P63"><text:span text:style-name="T21"><text:s text:c="12"/></text:span><text:span text:style-name="T21">array[1: '\n','\n']</text:span></text:p>
          <text:p text:style-name="P63"><text:span text:style-name="T21"><text:s text:c="8"/></text:span><text:span text:style-name="T21">else</text:span></text:p>
          <text:p text:style-name="P63"><text:span text:style-name="T21"><text:s text:c="12"/></text:span><text:span text:style-name="T21">array[1: '\n']</text:span></text:p>
          <text:p text:style-name="P63"><text:span text:style-name="T21"><text:s text:c="8"/></text:span><text:span text:style-name="T21">end if</text:span></text:p>
          <text:p text:style-name="P63"><text:span text:style-name="T21"><text:s text:c="8"/></text:span><text:span text:style-name="T21">returns</text:span></text:p>
          <text:p text:style-name="P63"><text:span text:style-name="T21"><text:s text:c="12"/></text:span><text:span text:style-name="T21">value of catenate s</text:span></text:p>
          <text:p text:style-name="P63"><text:span text:style-name="T21"><text:s text:c="4"/></text:span><text:span text:style-name="T21">end for </text:span></text:p>
          <text:p text:style-name="P63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 text:style-name="P65"><text:span text:style-name="T17">SISAL</text:span></text:p>
          </draw:text-box>
        </draw:frame>
        <draw:frame draw:style-name="gr7" draw:text-style-name="P19" draw:layer="layout" svg:width="3.8cm" svg:height="1.759cm" svg:x="5.4cm" svg:y="4.801cm">
          <draw:text-box>
            <text:p text:style-name="P65"><text:span text:style-name="T17">Forth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7" draw:layer="layout" svg:width="11.2cm" svg:height="11.4cm" svg:x="1.2cm" svg:y="6.8cm">
          <text:p text:style-name="P66"><text:span text:style-name="T14">// chpl mt9x9.chpl &amp;&amp; ./mt9x9</text:span></text:p>
          <text:p text:style-name="P66"><text:span text:style-name="T16"/></text:p>
          <text:p text:style-name="P66"><text:span text:style-name="T23">for i in 1..9 by 3 {</text:span></text:p>
          <text:p text:style-name="P66"><text:span text:style-name="T23"><text:s text:c="4"/></text:span><text:span text:style-name="T23">for j in 1..9 {</text:span></text:p>
          <text:p text:style-name="P66"><text:span text:style-name="T23"><text:s text:c="8"/></text:span><text:span text:style-name="T23">for k in [i, i+1, i+2] {</text:span></text:p>
          <text:p text:style-name="P66"><text:span text:style-name="T23"><text:s text:c="12"/></text:span><text:span text:style-name="T23">writef("%{#}x%{#}=%{##}\t", k, j, k*j);</text:span></text:p>
          <text:p text:style-name="P66"><text:span text:style-name="T23"><text:s text:c="8"/></text:span><text:span text:style-name="T23">}</text:span></text:p>
          <text:p text:style-name="P66"><text:span text:style-name="T23"><text:s text:c="8"/></text:span><text:span text:style-name="T23">write('\n');</text:span></text:p>
          <text:p text:style-name="P66"><text:span text:style-name="T23"><text:s text:c="4"/></text:span><text:span text:style-name="T23">}</text:span></text:p>
          <text:p text:style-name="P66"><text:span text:style-name="T23"><text:s text:c="4"/></text:span><text:span text:style-name="T23">writeln();</text:span></text:p>
          <text:p text:style-name="P66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%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9" draw:layer="layout" svg:width="11.2cm" svg:height="11.4cm" svg:x="13.154cm" svg:y="6.8cm">
          <text:p text:style-name="P68"><text:span text:style-name="T14"/></text:p>
          <text:p text:style-name="P68"><text:span text:style-name="T14">-- ghdl -c mt9x9.vhd -e mt9x9 &amp;&amp; ./mt9x9</text:span></text:p>
          <text:p text:style-name="P68"><text:span text:style-name="T18"/></text:p>
          <text:p text:style-name="P68"><text:span text:style-name="T18">LIBRARY std;</text:span></text:p>
          <text:p text:style-name="P68"><text:span text:style-name="T18">USE std.TEXTIO.all;</text:span></text:p>
          <text:p text:style-name="P68"><text:span text:style-name="T18">entity mt9x9 is</text:span></text:p>
          <text:p text:style-name="P68"><text:span text:style-name="T18">end mt9x9;</text:span></text:p>
          <text:p text:style-name="P68"><text:span text:style-name="T18">architecture mt9x9 of mt9x9 is</text:span></text:p>
          <text:p text:style-name="P68"><text:span text:style-name="T18">begin</text:span></text:p>
          <text:p text:style-name="P68"><text:span text:style-name="T18"><text:s text:c="4"/></text:span><text:span text:style-name="T18">process</text:span></text:p>
          <text:p text:style-name="P68"><text:span text:style-name="T18"><text:s text:c="8"/></text:span><text:span text:style-name="T18">variable i, j, k: integer;</text:span></text:p>
          <text:p text:style-name="P68"><text:span text:style-name="T18"><text:s text:c="8"/></text:span><text:span text:style-name="T18">variable s: line;</text:span></text:p>
          <text:p text:style-name="P68"><text:span text:style-name="T18"><text:s text:c="4"/></text:span><text:span text:style-name="T18">begin</text:span></text:p>
          <text:p text:style-name="P68"><text:span text:style-name="T18"><text:s text:c="8"/></text:span><text:span text:style-name="T18">for i in 1 to 9 loop</text:span></text:p>
          <text:p text:style-name="P68"><text:span text:style-name="T18"><text:s text:c="12"/></text:span><text:span text:style-name="T18">next when i mod 3 /= 1;</text:span></text:p>
          <text:p text:style-name="P68"><text:span text:style-name="T18"><text:s text:c="12"/></text:span><text:span text:style-name="T18">for j in 1 to 9 loop</text:span></text:p>
          <text:p text:style-name="P68"><text:span text:style-name="T18"><text:s text:c="16"/></text:span><text:span text:style-name="T18">for k in i to i+2 loop</text:span></text:p>
          <text:p text:style-name="P68"><text:span text:style-name="T18"><text:s text:c="20"/></text:span><text:span text:style-name="T18">write(s, k);</text:span></text:p>
          <text:p text:style-name="P68"><text:span text:style-name="T18"><text:s text:c="20"/></text:span><text:span text:style-name="T18">write(s, 'x');</text:span></text:p>
          <text:p text:style-name="P68"><text:span text:style-name="T18"><text:s text:c="20"/></text:span><text:span text:style-name="T18">write(s, j);</text:span></text:p>
          <text:p text:style-name="P68"><text:span text:style-name="T18"><text:s text:c="20"/></text:span><text:span text:style-name="T18">write(s, '=');</text:span></text:p>
          <text:p text:style-name="P68"><text:span text:style-name="T18"><text:s text:c="20"/></text:span><text:span text:style-name="T18">write(s, k*j, right, 2);</text:span></text:p>
          <text:p text:style-name="P68"><text:span text:style-name="T18"><text:s text:c="20"/></text:span><text:span text:style-name="T18">write(s, character'val(9));</text:span></text:p>
          <text:p text:style-name="P68"><text:span text:style-name="T18"><text:s text:c="16"/></text:span><text:span text:style-name="T18">end loop;</text:span></text:p>
          <text:p text:style-name="P68"><text:span text:style-name="T18"><text:s text:c="16"/></text:span><text:span text:style-name="T18">writeline(OUTPUT, s);</text:span></text:p>
          <text:p text:style-name="P68"><text:span text:style-name="T18"><text:s text:c="12"/></text:span><text:span text:style-name="T18">end loop;</text:span></text:p>
          <text:p text:style-name="P68"><text:span text:style-name="T18"><text:s text:c="12"/></text:span><text:span text:style-name="T18">write(s, character'val(0));</text:span></text:p>
          <text:p text:style-name="P68"><text:span text:style-name="T18"><text:s text:c="12"/></text:span><text:span text:style-name="T18">writeline(OUTPUT, s);</text:span></text:p>
          <text:p text:style-name="P68"><text:span text:style-name="T18"><text:s text:c="8"/></text:span><text:span text:style-name="T18">end loop;</text:span></text:p>
          <text:p text:style-name="P68"><text:span text:style-name="T18"><text:s text:c="8"/></text:span><text:span text:style-name="T18">wait;</text:span></text:p>
          <text:p text:style-name="P68"><text:span text:style-name="T18"><text:s text:c="4"/></text:span><text:span text:style-name="T18">end process;</text:span></text:p>
          <text:p text:style-name="P68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25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1" draw:layer="layout" svg:width="11.2cm" svg:height="11.4cm" svg:x="13.15cm" svg:y="6.8cm">
          <text:p text:style-name="P70"><text:span text:style-name="T28">-- sqlite3 &lt; mt9x9.sql</text:span></text:p>
          <text:p text:style-name="P70"><text:span text:style-name="T37"/></text:p>
          <text:p text:style-name="P70"><text:span text:style-name="T29">.mode tabs</text:span></text:p>
          <text:p text:style-name="P70"><text:span text:style-name="T29">CREATE TABLE t(j INT, i INT);</text:span></text:p>
          <text:p text:style-name="P70"><text:span text:style-name="T29">WITH RECURSIVE </text:span></text:p>
          <text:p text:style-name="P70"><text:span text:style-name="T29"><text:s text:c="2"/></text:span><text:span text:style-name="T29">for(j) AS (VALUES(1) UNION ALL SELECT j+1 FROM for WHERE j &lt; 9)</text:span></text:p>
          <text:p text:style-name="P70"><text:span text:style-name="T29">INSERT INTO t SELECT j, 1 FROM for;</text:span></text:p>
          <text:p text:style-name="P70"><text:span text:style-name="T29">SELECT i||'x'||j||'='||SUBSTR(' '||(i*j),-2,2),</text:span></text:p>
          <text:p text:style-name="P70"><text:span text:style-name="T29"><text:s text:c="7"/></text:span><text:span text:style-name="T29">(i+1)||'x'||j||'='||SUBSTR(' '||((i+1)*j),-2,2),</text:span></text:p>
          <text:p text:style-name="P70"><text:span text:style-name="T29"><text:s text:c="7"/></text:span><text:span text:style-name="T29">(i+2)||'x'||j||'='||SUBSTR(' '||((i+2)*j),-2,2) FROM t;</text:span></text:p>
          <text:p text:style-name="P70"><text:span text:style-name="T29">SELECT '';</text:span></text:p>
          <text:p text:style-name="P70"><text:span text:style-name="T29">UPDATE t SET i = i + 3;</text:span></text:p>
          <text:p text:style-name="P70"><text:span text:style-name="T29">SELECT i||'x'||j||'='||SUBSTR(' '||(i*j),-2,2),</text:span></text:p>
          <text:p text:style-name="P70"><text:span text:style-name="T29"><text:s text:c="7"/></text:span><text:span text:style-name="T29">(i+1)||'x'||j||'='||SUBSTR(' '||((i+1)*j),-2,2),</text:span></text:p>
          <text:p text:style-name="P70"><text:span text:style-name="T29"><text:s text:c="7"/></text:span><text:span text:style-name="T29">(i+2)||'x'||j||'='||SUBSTR(' '||((i+2)*j),-2,2) FROM t;</text:span></text:p>
          <text:p text:style-name="P70"><text:span text:style-name="T29">SELECT '';</text:span></text:p>
          <text:p text:style-name="P70"><text:span text:style-name="T29">UPDATE t SET i = i + 3;</text:span></text:p>
          <text:p text:style-name="P70"><text:span text:style-name="T29">SELECT i||'x'||j||'='||SUBSTR(' '||(i*j),-2,2),</text:span></text:p>
          <text:p text:style-name="P70"><text:span text:style-name="T29"><text:s text:c="7"/></text:span><text:span text:style-name="T29">(i+1)||'x'||j||'='||SUBSTR(' '||((i+1)*j),-2,2),</text:span></text:p>
          <text:p text:style-name="P70"><text:span text:style-name="T29"><text:s text:c="7"/></text:span><text:span text:style-name="T29">(i+2)||'x'||j||'='||SUBSTR(' '||((i+2)*j),-2,2) FROM t;</text:span></text:p>
          <text:p text:style-name="P70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7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19">*&gt; cobc -Fx mt9x9.cob &amp;&amp; ./mt9x9 || cobc -Fxj mt9x9.cob</text:span></text:p>
          <text:p text:style-name="P55"><text:span text:style-name="T25"/></text:p>
          <text:p text:style-name="P55"><text:span text:style-name="T21">identification division.</text:span></text:p>
          <text:p text:style-name="P55"><text:span text:style-name="T21">program-id. mt9x9.</text:span></text:p>
          <text:p text:style-name="P55"><text:span text:style-name="T21">data division.</text:span></text:p>
          <text:p text:style-name="P55"><text:span text:style-name="T21">working-storage section.</text:span></text:p>
          <text:p text:style-name="P55"><text:span text:style-name="T21">01 i pic 9.</text:span></text:p>
          <text:p text:style-name="P55"><text:span text:style-name="T21">01 j pic 9.</text:span></text:p>
          <text:p text:style-name="P55"><text:span text:style-name="T21">01 k pic 9.</text:span></text:p>
          <text:p text:style-name="P55"><text:span text:style-name="T21">01 l pic 9.</text:span></text:p>
          <text:p text:style-name="P55"><text:span text:style-name="T21">01 kj pic z9.</text:span></text:p>
          <text:p text:style-name="P55"><text:span text:style-name="T21">procedure division.</text:span></text:p>
          <text:p text:style-name="P55"><text:span text:style-name="T21">perform varying i from 0 by 3 until i greater than 8</text:span></text:p>
          <text:p text:style-name="P55"><text:span text:style-name="T21"><text:s text:c="4"/></text:span><text:span text:style-name="T21">perform with test after varying j from 1 by 1 until j equal 9</text:span></text:p>
          <text:p text:style-name="P55"><text:span text:style-name="T21"><text:s text:c="8"/></text:span><text:span text:style-name="T21">perform varying l from 1 by 1 until l greater than 3</text:span></text:p>
          <text:p text:style-name="P55"><text:span text:style-name="T21"><text:s text:c="12"/></text:span><text:span text:style-name="T21">add i l giving k</text:span></text:p>
          <text:p text:style-name="P55"><text:span text:style-name="T21"><text:s text:c="12"/></text:span><text:span text:style-name="T21">multiply k by j giving kj</text:span></text:p>
          <text:p text:style-name="P55"><text:span text:style-name="T21"><text:s text:c="12"/></text:span><text:span text:style-name="T21">display k "x" j "=" kj x"09" with no advancing</text:span></text:p>
          <text:p text:style-name="P55"><text:span text:style-name="T21"><text:s text:c="8"/></text:span><text:span text:style-name="T21">end-perform</text:span></text:p>
          <text:p text:style-name="P55"><text:span text:style-name="T21"><text:s text:c="8"/></text:span><text:span text:style-name="T21">display x"0a" with no advancing</text:span></text:p>
          <text:p text:style-name="P55"><text:span text:style-name="T21"><text:s text:c="4"/></text:span><text:span text:style-name="T21">end-perform</text:span></text:p>
          <text:p text:style-name="P55"><text:span text:style-name="T21"><text:s text:c="4"/></text:span><text:span text:style-name="T21">display x"00"</text:span></text:p>
          <text:p text:style-name="P55"><text:span text:style-name="T21">end-perform</text:span></text:p>
          <text:p text:style-name="P55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74" draw:layer="layout" svg:width="11.2cm" svg:height="11.4cm" svg:x="13.21cm" svg:y="6.8cm">
          <text:p text:style-name="P73"><text:span text:style-name="T38">批曰。『</text:span><text:span text:style-name="T38">wenyan mt9x9.wy</text:span><text:span text:style-name="T38">』。</text:span></text:p>
          <text:p text:style-name="P73"><text:span text:style-name="T30"/></text:p>
          <text:p text:style-name="P73"><text:span text:style-name="T39">有數一名之曰「甲」。</text:span></text:p>
          <text:p text:style-name="P73"><text:span text:style-name="T39">恆為是。若「甲」不小於十者乃止也。</text:span></text:p>
          <text:p text:style-name="P73"><text:span text:style-name="T39"><text:s text:c="4"/></text:span><text:span text:style-name="T39">有數一名之曰「乙」。</text:span></text:p>
          <text:p text:style-name="P73"><text:span text:style-name="T39"><text:s text:c="4"/></text:span><text:span text:style-name="T39">恆為是。若「乙」不小於十者乃止也。</text:span></text:p>
          <text:p text:style-name="P73"><text:span text:style-name="T39"><text:s text:c="8"/></text:span><text:span text:style-name="T39">有數「甲」名之曰「丙」。</text:span></text:p>
          <text:p text:style-name="P73"><text:span text:style-name="T39"><text:s text:c="8"/></text:span><text:span text:style-name="T39">吾有一言。名之曰「列」。</text:span></text:p>
          <text:p text:style-name="P73"><text:span text:style-name="T39"><text:s text:c="8"/></text:span><text:span text:style-name="T39">恆為是。若「丙」不小於「甲」加三者乃止也。</text:span></text:p>
          <text:p text:style-name="P73"><text:span text:style-name="T39"><text:s text:c="12"/></text:span><text:span text:style-name="T39">乘「丙」以「乙」名之曰「果」。</text:span></text:p>
          <text:p text:style-name="P73"><text:span text:style-name="T39"><text:s text:c="12"/></text:span><text:span text:style-name="T39">加「列」以「丙」。昔之「列」者今其是矣。</text:span></text:p>
          <text:p text:style-name="P73"><text:span text:style-name="T39"><text:s text:c="12"/></text:span><text:span text:style-name="T39">加「列」以『</text:span><text:span text:style-name="T39">x</text:span><text:span text:style-name="T39">』。昔之「列」者今其是矣。</text:span></text:p>
          <text:p text:style-name="P73"><text:span text:style-name="T39"><text:s text:c="12"/></text:span><text:span text:style-name="T39">加「列」以「乙」。昔之「列」者今其是矣。</text:span></text:p>
          <text:p text:style-name="P73"><text:span text:style-name="T39"><text:s text:c="12"/></text:span><text:span text:style-name="T39">加「列」以『</text:span><text:span text:style-name="T39">=</text:span><text:span text:style-name="T39">』。昔之「列」者今其是矣。</text:span></text:p>
          <text:p text:style-name="P73"><text:span text:style-name="T39"><text:s text:c="12"/></text:span><text:span text:style-name="T39">若「果」小於十者</text:span></text:p>
          <text:p text:style-name="P73"><text:span text:style-name="T39"><text:s text:c="16"/></text:span><text:span text:style-name="T39">加「列」以『 』。昔之「列」者今其是矣也。</text:span></text:p>
          <text:p text:style-name="P73"><text:span text:style-name="T39"><text:s text:c="12"/></text:span><text:span text:style-name="T39">加「列」以「果」。昔之「列」者今其是矣。</text:span></text:p>
          <text:p text:style-name="P73"><text:span text:style-name="T39"><text:s text:c="12"/></text:span><text:span text:style-name="T39">加「列」以『</text:span><text:span text:style-name="T39">\t</text:span><text:span text:style-name="T39">』。昔之「列」者今其是矣。</text:span></text:p>
          <text:p text:style-name="P73"><text:span text:style-name="T39"><text:s text:c="12"/></text:span><text:span text:style-name="T39">加「丙」以一。昔之「丙」者今其是矣。</text:span></text:p>
          <text:p text:style-name="P73"><text:span text:style-name="T39"><text:s text:c="8"/></text:span><text:span text:style-name="T39">云云。</text:span></text:p>
          <text:p text:style-name="P73"><text:span text:style-name="T39"><text:s text:c="8"/></text:span><text:span text:style-name="T39">吾有一言。曰「列」。書之。</text:span></text:p>
          <text:p text:style-name="P73"><text:span text:style-name="T39"><text:s text:c="8"/></text:span><text:span text:style-name="T39">加「乙」以一。昔之「乙」者今其是矣。</text:span></text:p>
          <text:p text:style-name="P73"><text:span text:style-name="T39"><text:s text:c="4"/></text:span><text:span text:style-name="T39">云云。</text:span></text:p>
          <text:p text:style-name="P73"><text:span text:style-name="T39"><text:s text:c="4"/></text:span><text:span text:style-name="T39">書之。</text:span></text:p>
          <text:p text:style-name="P73"><text:span text:style-name="T39"><text:s text:c="4"/></text:span><text:span text:style-name="T39">加「甲」以三。昔之「甲」者今其是矣。</text:span></text:p>
          <text:p text:style-name="P73"><text:span text:style-name="T39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3.1cm" svg:height="1.774cm" svg:x="17.35cm" svg:y="4.8cm">
          <draw:text-box>
            <text:p><text:span text:style-name="T17">文言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75"><text:span text:style-name="T40">Rosetta Code</text:span></text:p>
                <text:p text:style-name="P76"><text:span text:style-name="T41">&lt;https://www.rosettacode.org/wiki/Multiplication_tables&gt;</text:span></text:p>
              </text:list-item>
              <text:list-item>
                <text:p text:style-name="P75"><text:span text:style-name="T40">Learn X in Y minutes</text:span></text:p>
              </text:list-item>
            </text:list>
            <text:list text:style-name="L5">
              <text:list-header>
                <text:p text:style-name="P76"><text:span text:style-name="T41">&lt;https://learnxinyminutes.com/&gt;</text:span></text:p>
              </text:list-header>
            </text:list>
            <text:list text:style-name="L3">
              <text:list-item>
                <text:p text:style-name="P75"><text:span text:style-name="T40">Fibonacci Benchmark</text:span></text:p>
              </text:list-item>
            </text:list>
            <text:list text:style-name="L5">
              <text:list-header>
                <text:p text:style-name="P76"><text:span text:style-name="T41">&lt;https://github.com/drujensen/fib&gt;</text:span></text:p>
              </text:list-header>
            </text:list>
            <text:list text:style-name="L3">
              <text:list-item>
                <text:p text:style-name="P75"><text:span text:style-name="T40">99 Bottles of Beer</text:span></text:p>
              </text:list-item>
            </text:list>
            <text:list text:style-name="L5">
              <text:list-header>
                <text:p text:style-name="P76"><text:span text:style-name="T41">&lt;https://www.99-bottles-of-beer.net/&gt;</text:span></text:p>
              </text:list-header>
            </text:list>
            <text:list text:style-name="L3">
              <text:list-header>
                <text:p text:style-name="P75"><text:span text:style-name="T42"/></text:p>
              </text:list-header>
              <text:list-item>
                <text:p text:style-name="P75"><text:span text:style-name="T40">Excluded target languages</text:span></text:p>
                <text:p text:style-name="P76"><text:span text:style-name="T41">11l, A+, Agda, APL, Assembly, Brainfuck, Clean, Crack, Dern, Idris, K, Kite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78" draw:layer="layout" svg:width="10.508cm" svg:height="3.176cm" svg:x="4.913cm" svg:y="4.525cm" presentation:class="title" presentation:user-transformed="true">
          <draw:text-box>
            <text:p text:style-name="P77"><text:span text:style-name="T43">Thank you!</text:span></text:p>
          </draw:text-box>
        </draw:frame>
        <draw:custom-shape draw:style-name="gr2" draw:text-style-name="P80" draw:layer="layout" svg:width="14.9cm" svg:height="0.896cm" svg:x="10.221cm" svg:y="17.936cm">
          <text:p text:style-name="P79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4" presentation:class="page"/>
          <draw:frame presentation:style-name="pr8" draw:text-style-name="P81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roman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family-generic="script" style:font-pitch="fixed"/>
    <style:font-face style:name="方正楷體1" svg:font-family="方正楷體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5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5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5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5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5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14-02-17T14:06:43.699510764</meta:creation-date>
    <dc:language>en-US</dc:language>
    <meta:editing-cycles>437</meta:editing-cycles>
    <meta:editing-duration>P2DT16H1M58S</meta:editing-duration>
    <meta:initial-creator>root </meta:initial-creator>
    <dc:date>2022-03-29T13:41:05.273688409</dc:date>
    <meta:document-statistic meta:object-count="568"/>
    <meta:user-defined meta:name="Info 1"/>
    <meta:user-defined meta:name="Info 2"/>
    <meta:user-defined meta:name="Info 3"/>
    <meta:user-defined meta:name="Info 4"/>
  </office:meta>
</office:document-meta>
</file>